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3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Series Finale</text:p>
          </draw:text-box>
        </draw:frame>
        <draw:frame presentation:style-name="pr2" draw:text-style-name="P2" draw:layer="layout" svg:width="25.199cm" svg:height="3.2cm" svg:x="1.4cm" svg:y="4.8cm" presentation:class="subtitle" presentation:user-transformed="true">
          <draw:text-box>
            <text:p text:style-name="P1">Beyond LaTeX</text:p>
          </draw:text-box>
        </draw:frame>
        <draw:frame draw:style-name="gr1" draw:text-style-name="P3" draw:layer="layout" svg:width="8.355cm" svg:height="0.962cm" svg:x="18.6cm" svg:y="11.438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What Else in LaTeX?</text:p>
              </text:list-item>
              <text:list-item>
                <text:p>How to Proceed?</text:p>
              </text:list-item>
              <text:list-item>
                <text:p>What Else Can I do with LaTeX?</text:p>
              </text:list-item>
              <text:list-item>
                <text:p>LaTeX – a replacement for Office?</text:p>
              </text:list-item>
              <text:list-item>
                <text:p>LaTeX Alternatives</text:p>
              </text:list-item>
              <text:list-item>
                <text:p>Online References</text:p>
              </text:list-item>
              <text:list-item>
                <text:p>A look at Office Products</text:p>
              </text:list-item>
              <text:list-item>
                <text:p>Sphinx and Ipython Notebooks – What is 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What Else in LaTeX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Intermediate Level</text:p>
              </text:list-header>
              <text:list-item>
                <text:p>Macros</text:p>
              </text:list-item>
              <text:list-item>
                <text:p>Custom Commands</text:p>
              </text:list-item>
              <text:list-item>
                <text:p>More Commands (including audio, video, beamer, etc.,)</text:p>
                <text:p>Advanced Level</text:p>
              </text:list-item>
              <text:list-item>
                <text:p>Diving into TeX Commands</text:p>
              </text:list-item>
              <text:list-item>
                <text:p>Making Custom Styles and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How To Proceed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Not necessary to learn all commands!</text:p>
              </text:list-item>
              <text:list-item>
                <text:p>Learn as per need – That is more than sufficient!</text:p>
              </text:list-item>
              <text:list-item>
                <text:p>Make notes, be aware of useful links!</text:p>
              </text:list-item>
              <text:list-item>
                <text:p>Make templates and re-use th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What Else Can I do with LaTeX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Resume</text:p>
              </text:list-item>
              <text:list-item>
                <text:p>Poster</text:p>
              </text:list-item>
              <text:list-item>
                <text:p>Books</text:p>
              </text:list-item>
              <text:list-item>
                <text:p>Charts</text:p>
              </text:list-item>
              <text:list-item>
                <text:p>Paper/Publication</text:p>
                <text:p/>
                <text:p>There are standard templates available for thes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Is LaTeX a Full Replacement for Offic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No Way!</text:p>
              </text:list-item>
              <text:list-item>
                <text:p>Sometimes, working with LaTeX can be tedious for menial works.</text:p>
              </text:list-item>
              <text:list-item>
                <text:p>Keep an Office package with you in any case (eg: MS Office, Star Office, Libre Office, Open Office etc.,)</text:p>
              </text:list-item>
              <text:list-item>
                <text:p>Use depending on the need and releva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LaTeX Alternatives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Yes!</text:p>
              </text:list-item>
              <text:list-item>
                <text:p>Some WYSIWYG free alternatives (like lyx) is also available.</text:p>
              </text:list-item>
              <text:list-item>
                <text:p>Some of them work in a similar manner</text:p>
              </text:list-item>
              <text:list-item>
                <text:p>Used by Journals and Publishers</text:p>
              </text:list-item>
              <text:list-item>
                <text:p>May have an entirely different setup</text:p>
              </text:list-item>
              <text:list-item>
                <text:p>Other companies like have software that can be an alternative</text:p>
              </text:list-item>
              <text:list-item>
                <text:p>Almost all of them are paid and expensive!*</text:p>
                <text:p>*Exceptions pos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Online Refer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CTAN</text:p>
              </text:list-item>
              <text:list-item>
                <text:p>Latex-project.org</text:p>
              </text:list-item>
              <text:list-item>
                <text:p>Share LaTeX</text:p>
              </text:list-item>
              <text:list-item>
                <text:p>Tex.Stackexchange / Stackoverflow</text:p>
              </text:list-item>
              <text:list-item>
                <text:p>Texblogs</text:p>
              </text:list-item>
              <text:list-item>
                <text:p>Wikibooks on LaTeX</text:p>
              </text:list-item>
              <text:list-item>
                <text:p>A lot of Text Boo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A look at Office Produc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As on today,</text:p>
              </text:list-header>
              <text:list-item>
                <text:p>All office products have advanced nicely with a lot of features for mathematical type setting, format alignments etc.,</text:p>
              </text:list-item>
              <text:list-item>
                <text:p>There are a few issues – lagging, lack of specific features, change of formats when migrating between systems etc.,</text:p>
              </text:list-item>
              <text:list-item>
                <text:p>If used properly, you can get a good quality output</text:p>
                <text:p>However,</text:p>
              </text:list-item>
              <text:list-item>
                <text:p>They cannot completely replace LaTeX's purpose</text:p>
              </text:list-item>
              <text:list-item>
                <text:p>So, a reasonable quantity of knowledge in Office products and LaTeX is usefu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Sphinx and Ipython Noteboo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phinx is a documentation program developed using python.</text:p>
              </text:list-item>
              <text:list-item>
                <text:p>You can make documentations, articles, reports, webpages, TeX based pdf files etc.,</text:p>
              </text:list-item>
              <text:list-item>
                <text:p>You can also make presentations with them – A good handy tool</text:p>
              </text:list-item>
              <text:list-item>
                <text:p>Worth a try!</text:p>
                <text:p/>
              </text:list-item>
              <text:list-item>
                <text:p>Ipython Notebooks are digital notebooks for testing python codes in blocks</text:p>
              </text:list-item>
              <text:list-item>
                <text:p>They run in localhost servers, and use HTML (Webframe Work), CSS (Styles), JavaScript and JSON (for web-page backend) for processing the visual display.</text:p>
              </text:list-item>
              <text:list-item>
                <text:p>Useful for making documentations, articles, reports, webpages, TeX based pdf files, presentations etc – Awesome tool</text:p>
              </text:list-item>
              <text:list-item>
                <text:p>Highly recommended for Python User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6"/>
                <text:p text:style-name="P6"/>
                <text:p text:style-name="P6">Thank you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07:57:39.235592986</meta:creation-date>
    <meta:editing-duration>PT37M14S</meta:editing-duration>
    <meta:editing-cycles>15</meta:editing-cycles>
    <dc:date>2015-10-25T08:34:50.756214559</dc:date>
    <meta:generator>LibreOffice/4.4.2.2$Linux_X86_64 LibreOffice_project/40m0$Build-2</meta:generator>
    <meta:document-statistic meta:object-count="65"/>
  </office:meta>
</office:document-meta>
</file>